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table:number-columns-repeated="2"/>
          <table:table-cell table:style-name="ce2" table:formula="of:=SUM([.B3:.F3])" office:value-type="float" office:value="22000">
            <text:p>22000</text:p>
          </table:table-cell>
          <table:table-cell table:formula="of:=SUM([.B28:.F28])" office:value-type="float" office:value="1102.01754385965">
            <text:p>1102.017543859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728.333333333333">
            <text:p>728.3333333333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table:style-name="ce48" office:value-type="string">
            <text:p>Գայանե</text:p>
          </table:table-cell>
          <table:table-cell table:number-columns-repeated="2"/>
          <table:table-cell table:formula="of:=SUM([.K2];[.K10];[.K12])" office:value-type="float" office:value="61900">
            <text:p>6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  <table:table-cell table:formula="of:=SUM([.G3])" office:value-type="float" office:value="22000">
            <text:p>220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:.F28])" office:value-type="float" office:value="1102.01754385965">
            <text:p>1102.017543859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9900">
            <text:p>399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102.01754385965">
            <text:p>1102.017543859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table:number-columns-repeated="3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Հասմիկ Դ․</text:p>
          </table:table-cell>
          <table:table-cell table:style-name="ce51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/>
          <table:table-cell table:number-columns-repeated="3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C28:.F28])" office:value-type="float" office:value="728.333333333333">
            <text:p>728.3333333333</text:p>
          </table:table-cell>
          <table:table-cell table:style-name="ce31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5"/>
          <table:table-cell table:formula="of:=SUM([.B28:.F28])" office:value-type="float" office:value="1102.01754385965">
            <text:p>1102.0175438597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])" office:value-type="float" office:value="395">
            <text:p>395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8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)" office:value-type="float" office:value="373.684210526316">
            <text:p>373.684210526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02.01754385965">
            <text:p>1102.017543859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707.017543859649">
            <text:p>707.017543859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21" office:value-type="float" office:value="333.333333333333">
            <text:p>333.3333333333</text:p>
          </table:table-cell>
          <table:table-cell table:formula="of:=[.E3]/21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22000">
            <text:p>220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900">
            <text:p>9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4/06/2016</text:date>, <text:time>10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6T10:59:26</dc:date>
    <meta:editing-duration>P6DT30M30S</meta:editing-duration>
    <meta:editing-cycles>2192</meta:editing-cycles>
    <meta:generator>OpenOffice/4.1.1$Unix OpenOffice.org_project/411m6$Build-9775</meta:generator>
    <dc:creator>Hasmik Dabaghyan</dc:creator>
    <meta:document-statistic meta:table-count="13" meta:cell-count="5347" meta:object-count="0"/>
  </office:meta>
</office:document-meta>
</file>